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Courier New" fo:font-size="8pt" style:font-name-asian="Monospace" style:font-size-asian="8pt" style:font-name-complex="Monospace" style:font-size-complex="8pt"/>
    </style:style>
    <style:style style:name="P6" style:family="paragraph" style:parent-style-name="Standard">
      <style:text-properties style:font-name="Courier New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8pt" style:font-name-asian="Monospace" style:font-size-asian="8pt" style:font-name-complex="Monospace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10" style:family="paragraph" style:parent-style-name="Standard" style:list-style-name="L1">
      <style:paragraph-properties fo:margin-left="1.251cm" fo:margin-right="0cm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12" style:family="paragraph" style:parent-style-name="Standard" style:list-style-name="L1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8pt" style:font-name-asian="Monospace" style:font-size-asian="8pt" style:font-name-complex="Monospace" style:font-size-complex="8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Monospace" style:font-size-asian="8pt" style:font-name-complex="Monospace" style:font-size-complex="8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size-asian="8pt" style:font-size-complex="8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Monospace" style:font-size-asian="10.5pt" style:font-name-complex="Monospace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name-asian="Monospace" style:font-size-asian="10.5pt" style:font-name-complex="Monospace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style:font-name-asian="Monospace" style:font-size-asian="10.5pt" style:font-name-complex="Monospace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text-underline-style="none" style:font-name-asian="Monospace" style:font-size-asian="10.5pt" style:font-name-complex="Monospace" style:font-size-complex="12pt"/>
    </style:style>
    <style:style style:name="P2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style:font-size-asian="10pt" style:font-size-complex="10pt"/>
    </style:style>
    <style:style style:name="T5" style:family="text">
      <style:text-properties fo:color="#000000" fo:font-style="italic" style:font-size-asian="12pt" style:font-style-asian="italic" style:font-style-complex="italic"/>
    </style:style>
    <style:style style:name="T6" style:family="text">
      <style:text-properties fo:color="#000000" style:font-name-asian="Monospace" style:font-name-complex="Monospace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style:font-name="Times New Roman" fo:font-size="12pt" style:text-underline-style="none" style:font-size-asian="12pt" style:font-size-complex="12pt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c0"/>
    </style:style>
    <style:style style:name="T12" style:family="text">
      <style:text-properties fo:color="#0000c0" fo:font-style="italic" style:font-style-asian="italic" style:font-style-complex="italic"/>
    </style:style>
    <style:style style:name="T13" style:family="text">
      <style:text-properties fo:color="#646464"/>
    </style:style>
    <style:style style:name="T14" style:family="text">
      <style:text-properties fo:color="#2a00f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93cm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1/2013 au 31/01/2013</text:p>
      <text:p text:style-name="P1"/>
      <text:p text:style-name="P3"/>
      <text:p text:style-name="P2"/>
      <text:p text:style-name="P4">Les System Property axés :</text:p>
      <text:p text:style-name="P4"><text:span text:style-name="T1">Réflexion autour de la meilleure façon de gérer les System Property axés. Pour rappel : Les System Property sont des propriétés permettant de stockées des informations systèmes. Il existe deux types de System Property :</text:span></text:p>
      <text:list xml:id="list1447245022" text:style-name="L1">
        <text:list-header>
          <text:p text:style-name="P12"><text:span text:style-name="T9">- <text:s/>les simples (MultiDirectional, NoInheritance)</text:span></text:p>
          <text:p text:style-name="P12"><text:span text:style-name="T9">- <text:s/>les axés (ReferentialIntegrity, CascadeRemove)</text:span></text:p>
          <text:p text:style-name="P10">Une Syteme Property axé est activée sur une position de composant :</text:p>
        </text:list-header>
      </text:list>
      <text:p text:style-name="P9"/>
      <text:p text:style-name="P9"><draw:frame text:anchor-type="paragraph" draw:z-index="1" draw:style-name="gr6" svg:width="1.405cm" svg:height="0.652cm" svg:x="5.771cm" svg:y="0.413cm"><draw:text-box><text:p>Drive</text:p></draw:text-box></draw:frame><draw:g text:anchor-type="char" draw:z-index="0" draw:style-name="gr1"><draw:g draw:style-name="gr2"><draw:rect draw:style-name="gr3" draw:text-style-name="P23" svg:width="1.953cm" svg:height="0.816cm" svg:x="2.517cm" svg:y="0.344cm"><text:p/></draw:rect><draw:frame draw:style-name="gr4" svg:width="2.015cm" svg:height="0.694cm" svg:x="2.903cm" svg:y="0.465cm"><draw:text-box><text:p>Human</text:p></draw:text-box></draw:frame></draw:g><draw:g draw:style-name="gr2"><draw:rect draw:style-name="gr3" draw:text-style-name="P23" svg:width="1.953cm" svg:height="0.816cm" svg:x="8.257cm" svg:y="0.303cm"><text:p/></draw:rect><draw:frame draw:style-name="gr4" svg:width="2.015cm" svg:height="0.694cm" svg:x="8.643cm" svg:y="0.425cm"><draw:text-box><text:p>Car</text:p></draw:text-box></draw:frame></draw:g><draw:custom-shape draw:style-name="gr5" svg:width="3.4cm" svg:height="0.287cm" svg:x="4.755cm" svg:y="0.60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9"/>
      <text:p text:style-name="P9"/>
      <text:p text:style-name="P9"/>
      <text:p text:style-name="P11">Exemple : Generic System permet d'activer la CascadeRemove sur la relation « Drive » soit que sur Human, soit que sur Car, soit sur les deux composants.</text:p>
      <text:p text:style-name="P9"/>
      <text:p text:style-name="P14">Les valeurs d'activation ou de désactivation des System Property sont des nœuds comme les autres : c'est dire que ces valeurs sont héritables et doivent pouvoir être surchargées.</text:p>
      <text:p text:style-name="P13"/>
      <text:p text:style-name="P15"><text:span text:style-name="T1">Il a été décidé de crée une structure particulière pour gérer ces valeurs 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10">public</text:span><text:span text:style-name="T2"> </text:span><text:span text:style-name="T10">class</text:span><text:span text:style-name="T2"> ComponentPosValue&lt;T </text:span><text:span text:style-name="T10">extends</text:span><text:span text:style-name="T2"> Serializable&gt; </text:span><text:span text:style-name="T10">implements</text:span><text:span text:style-name="T2"> Serializable {</text:span></text:p>
            <text:p text:style-name="P17">[...]</text:p>
            <text:p text:style-name="P17"><text:span text:style-name="T2"><text:tab/></text:span><text:span text:style-name="T10">private</text:span><text:span text:style-name="T2"> </text:span><text:span text:style-name="T10">final</text:span><text:span text:style-name="T2"> </text:span><text:span text:style-name="T10">int</text:span><text:span text:style-name="T2"> </text:span><text:span text:style-name="T11">componentPos</text:span><text:span text:style-name="T2">;</text:span></text:p>
            <text:p text:style-name="P17"/>
            <text:p text:style-name="P17"><text:span text:style-name="T2"><text:tab/></text:span><text:span text:style-name="T10">private</text:span><text:span text:style-name="T2"> </text:span><text:span text:style-name="T10">final</text:span><text:span text:style-name="T2"> T </text:span><text:span text:style-name="T11">value</text:span><text:span text:style-name="T2">;</text:span></text:p>
            <text:p text:style-name="P17"/>
            <text:p text:style-name="P17"><text:span text:style-name="T2"><text:tab/></text:span><text:span text:style-name="T10">public</text:span><text:span text:style-name="T2"> ComponentPosValue(</text:span><text:span text:style-name="T10">int</text:span><text:span text:style-name="T2"> componentPos, T value) {</text:span></text:p>
            <text:p text:style-name="P17"><text:span text:style-name="T2"><text:tab/><text:tab/></text:span><text:span text:style-name="T10">this</text:span><text:span text:style-name="T2">.</text:span><text:span text:style-name="T11">componentPos</text:span><text:span text:style-name="T2"> = componentPos;</text:span></text:p>
            <text:p text:style-name="P17"><text:span text:style-name="T2"><text:tab/><text:tab/></text:span><text:span text:style-name="T10">this</text:span><text:span text:style-name="T2">.</text:span><text:span text:style-name="T11">value</text:span><text:span text:style-name="T2"> = value;</text:span></text:p>
            <text:p text:style-name="P16"><text:tab/>}</text:p>
            <text:p text:style-name="P17"/>
            <text:p text:style-name="P17"><text:span text:style-name="T2"><text:tab/></text:span><text:span text:style-name="T10">public</text:span><text:span text:style-name="T2"> </text:span><text:span text:style-name="T10">int</text:span><text:span text:style-name="T2"> getComponentPos() {</text:span></text:p>
            <text:p text:style-name="P17"><text:span text:style-name="T2"><text:tab/><text:tab/></text:span><text:span text:style-name="T10">return</text:span><text:span text:style-name="T2"> </text:span><text:span text:style-name="T11">componentPos</text:span><text:span text:style-name="T2">;</text:span></text:p>
            <text:p text:style-name="P16"><text:tab/>}</text:p>
            <text:p text:style-name="P17"/>
            <text:p text:style-name="P17"><text:span text:style-name="T2"><text:tab/></text:span><text:span text:style-name="T10">public</text:span><text:span text:style-name="T2"> T getValue() {</text:span></text:p>
            <text:p text:style-name="P17"><text:span text:style-name="T2"><text:tab/><text:tab/></text:span><text:span text:style-name="T10">return</text:span><text:span text:style-name="T2"> </text:span><text:span text:style-name="T11">value</text:span><text:span text:style-name="T2">;</text:span></text:p>
            <text:p text:style-name="P16"><text:tab/>}</text:p>
            <text:p text:style-name="P17"><text:span text:style-name="T13">[...]</text:span></text:p>
            <text:p text:style-name="P18"><text:span text:style-name="T6">}</text:span></text:p>
          </table:table-cell>
        </table:table-row>
      </table:table>
      <text:p text:style-name="P15"><text:span text:style-name="T3"/></text:p>
      <text:p text:style-name="P19"><text:span text:style-name="T2">Généralisation d'utilisation de la structure à tous les System Property. Mise en place d'une annotation.</text:span></text:p>
      <text:p text:style-name="P20"><text:span text:style-name="T2">Conception et implémentation du comportement par défaut. Le comportement par défaut (</text:span><text:span text:style-name="T5">defaultBehavior</text:span><text:span text:style-name="T4">)</text:span><text:span text:style-name="T2"> permet d'indiquer à Generic System si la contrainte est activé par défaut. Dans le cas ou la contrainte est activée par défaut, le fait d'ajouter des valeurs désactive donc cette contrainte. Mise à niveau des tests unitaire afin de valider la nouvelle gestion des Systeme Property.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oft-page-break/><text:span text:style-name="T2"/></text:p>
      <text:p text:style-name="P21"><text:span text:style-name="T2">La déduction :</text:span></text:p>
      <text:p text:style-name="P22"><text:span text:style-name="T2">Avant de parler du mécanisme de déduction de Generic System, je me permet de vous rappeler que GS gère les valeurs par défaut :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text:span text:style-name="T10">public</text:span><text:span text:style-name="T2"> </text:span><text:span text:style-name="T10">void</text:span><text:span text:style-name="T2"> test() {</text:span></text:p>
            <text:p text:style-name="P16"><text:tab/><text:tab/>Cache cache = GenericSystem.<text:span text:style-name="T15">newCacheOnANewInMemoryEngine</text:span>();</text:p>
            <text:p text:style-name="P17"><text:span text:style-name="T2"><text:tab/><text:tab/>Type car = cache.newType(</text:span><text:span text:style-name="T14">"Car"</text:span><text:span text:style-name="T2">);</text:span></text:p>
            <text:p text:style-name="P17"><text:span text:style-name="T2"><text:tab/><text:tab/>Type color = cache.newType(</text:span><text:span text:style-name="T14">"Color"</text:span><text:span text:style-name="T2">);</text:span></text:p>
            <text:p text:style-name="P17"><text:span text:style-name="T2"><text:tab/><text:tab/>Generic red = color.newInstance(cache, </text:span><text:span text:style-name="T14">"red"</text:span><text:span text:style-name="T2">);</text:span></text:p>
            <text:p text:style-name="P17"><text:span text:style-name="T2"><text:tab/><text:tab/>Relation carOutsideColor = car.setRelation(cache, </text:span><text:span text:style-name="T14">"outside"</text:span><text:span text:style-name="T2">, color);</text:span></text:p>
            <text:p text:style-name="P17"><text:span text:style-name="T2"><text:tab/><text:tab/>car.setLink(cache, carOutsideColor, </text:span><text:span text:style-name="T14">"defaultOutside"</text:span><text:span text:style-name="T2">, red);</text:span></text:p>
            <text:p text:style-name="P17"><text:span text:style-name="T2"><text:tab/><text:tab/></text:span><text:span text:style-name="T10">assert</text:span><text:span text:style-name="T2"> car.getTargets(cache, carOutsideColor).contains(red);</text:span></text:p>
            <text:p text:style-name="P17"/>
            <text:p text:style-name="P17"><text:span text:style-name="T2"><text:tab/><text:tab/>Generic myCar = car.newInstance(cache, </text:span><text:span text:style-name="T14">"myCar"</text:span><text:span text:style-name="T2">);</text:span></text:p>
            <text:p text:style-name="P17"><text:span text:style-name="T2"><text:tab/><text:tab/></text:span><text:span text:style-name="T10">assert</text:span><text:span text:style-name="T2"> myCar.getTargets(cache, carOutsideColor).contains(red);</text:span></text:p>
            <text:p text:style-name="P17"><text:span text:style-name="T2"><text:tab/>}</text:span></text:p>
          </table:table-cell>
        </table:table-row>
      </table:table>
      <text:p text:style-name="P22"><text:span text:style-name="T2"/></text:p>
      <text:p text:style-name="P22"><text:span text:style-name="T2">Dans l'exemple ci-dessus nous pouvons voir qu'un lien « defaultOutside » existe entre Car et Red, ce dernier représente le fait que toutes les voitures sont rouges. Il n'y a </text:span><text:span text:style-name="T7">aucun </text:span><text:span text:style-name="T8">lien entre myCar et Red cependant myCar est bien rouge (cf le dernier assert).</text:span></text:p>
      <text:p text:style-name="P22"><text:span text:style-name="T8"/></text:p>
      <text:p text:style-name="P22"><text:span text:style-name="T8">Maintenant que ce passe t-il si nous demandons à GS les voitures qui sont rouges :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<text:span text:style-name="T16">[...]</text:span></text:p>
            <text:p text:style-name="P7"><text:span text:style-name="T10">assert</text:span><text:span text:style-name="T7"> </text:span><text:span text:style-name="T2">red.getTargets(cache, carOutsideColor, Statics.</text:span><text:span text:style-name="T12">TARGET_POSITION</text:span><text:span text:style-name="T2">, Statics.</text:span><text:span text:style-name="T12">BASE_POSITION</text:span><text:span text:style-name="T2">).contains(myCar);</text:span></text:p>
            <text:p text:style-name="P17"/>
            <text:p text:style-name="P17"><text:span text:style-name="T2">Generic myBmw = car.newInstance(cache, </text:span><text:span text:style-name="T14">"myBmw"</text:span><text:span text:style-name="T2">);</text:span></text:p>
            <text:p text:style-name="P17"><text:span text:style-name="T10">assert</text:span><text:span text:style-name="T2"> red.getTargets(cache, carOutsideColor, Statics.</text:span><text:span text:style-name="T12">TARGET_POSITION</text:span><text:span text:style-name="T2">, Statics.</text:span><text:span text:style-name="T12">BASE_POSITION</text:span><text:span text:style-name="T2">).contains(myCar);</text:span></text:p>
            <text:p text:style-name="P17"><text:span text:style-name="T10">assert</text:span><text:span text:style-name="T2"> red.getTargets(cache, carOutsideColor, Statics.</text:span><text:span text:style-name="T12">TARGET_POSITION</text:span><text:span text:style-name="T2">, Statics.</text:span><text:span text:style-name="T12">BASE_POSITION</text:span><text:span text:style-name="T2">).contains(myBmw);</text:span></text:p>
            <text:p text:style-name="P16"><text:span text:style-name="T16">[...]</text:span></text:p>
          </table:table-cell>
        </table:table-row>
      </table:table>
      <text:p text:style-name="P22"><text:span text:style-name="T8">Nous pouvons voir que Red est bien relié à myCar, puis après la création de myBmw à myCar et myBmw.</text:span></text:p>
      <text:p text:style-name="P22"><text:span text:style-name="T8"/></text:p>
      <text:p text:style-name="P22"><text:span text:style-name="T8">Le mécanisme qui permet à GS de relier Red à toutes les instances de Car alors qu'aucun lien à était créée s'appelle la déduction. La déduction ne s'applique que lorsque qu'il y a positionnement d'une valeur par défa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3-02-18T15:59:33</dc:date>
    <meta:editing-duration>PT2H20M30S</meta:editing-duration>
    <meta:editing-cycles>53</meta:editing-cycles>
    <meta:generator>LibreOffice/3.4$Unix LibreOffice_project/340m1$Build-502</meta:generator>
    <meta:print-date>2013-02-18T15:51:21</meta:print-date>
    <meta:document-statistic meta:table-count="3" meta:image-count="0" meta:object-count="0" meta:page-count="2" meta:paragraph-count="52" meta:word-count="476" meta:character-count="3428" meta:non-whitespace-character-count="2970"/>
  </office:meta>
</office:document-meta>
</file>